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36pt" style:font-size-asian="36pt" style:font-size-complex="3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28pt" style:font-size-asian="28pt" style:font-size-complex="28pt"/>
    </style:style>
    <style:style style:name="T4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Segoe UI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4.37cm" svg:x="1.778cm" svg:y="0.762cm">
          <draw:text-box>
            <text:p text:style-name="P1"><text:span text:style-name="T1">Hymn #635</text:span></text:p>
            <text:p text:style-name="P1"><text:span text:style-name="T2">“</text:span><text:span text:style-name="T2">O Gracious Lord, I Firmly Am Believing”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384cm" svg:height="7.011cm" svg:x="1.778cm" svg:y="0.762cm">
          <draw:text-box>
            <text:p text:style-name="P1"><text:span text:style-name="T4">1.</text:span><text:span text:style-name="T5"> O gracious Lord, I firmly am believing</text:span></text:p>
            <text:p text:style-name="P1"><text:span text:style-name="T5">Your boundless love will</text:span></text:p>
            <text:p text:style-name="P1"><text:span text:style-name="T5">bless each faithful soul,</text:span></text:p>
            <text:p text:style-name="P1"><text:span text:style-name="T5">As from this altar we are here receiv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4.384cm" svg:height="7.011cm" svg:x="1.778cm" svg:y="0.762cm">
          <draw:text-box>
            <text:p text:style-name="P1"><text:span text:style-name="T5"><text:s/></text:span><text:span text:style-name="T5">Your body and Your blood</text:span></text:p>
            <text:p text:style-name="P1"><text:span text:style-name="T5">to make us whole,</text:span></text:p>
            <text:p text:style-name="P1"><text:span text:style-name="T5">Your body and Your blood</text:span></text:p>
            <text:p text:style-name="P1"><text:span text:style-name="T5">to make us who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5" draw:layer="layout" svg:width="24.384cm" svg:height="7.011cm" svg:x="1.778cm" svg:y="0.762cm">
          <draw:text-box>
            <text:p text:style-name="P1"><text:span text:style-name="T4">2.</text:span><text:span text:style-name="T5"><text:tab/></text:span><text:span text:style-name="T5">Lord, I have sinned,</text:span></text:p>
            <text:p text:style-name="P1"><text:span text:style-name="T5">a thousand times offending;</text:span></text:p>
            <text:p text:style-name="P1"><text:span text:style-name="T5">My thankless thoughts </text:span></text:p>
            <text:p text:style-name="P1"><text:span text:style-name="T5">and words and deeds eras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24.384cm" svg:height="7.011cm" svg:x="1.778cm" svg:y="0.762cm">
          <draw:text-box>
            <text:p text:style-name="P1"><text:span text:style-name="T5">To me Your hand of mercy</text:span></text:p>
            <text:p text:style-name="P1"><text:span text:style-name="T5">now extending,</text:span></text:p>
            <text:p text:style-name="P1"><text:span text:style-name="T5">O God, my Savior, I implore Your grace,</text:span></text:p>
            <text:p text:style-name="P1"><text:span text:style-name="T5">O God, my Savior, I implore Your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4" draw:layer="layout" svg:width="25.4cm" svg:height="7.366cm" svg:x="1.27cm" svg:y="0.762cm">
          <draw:text-box>
            <text:p text:style-name="P1"><text:span text:style-name="T4">3. </text:span><text:span text:style-name="T5">You see my sin</text:span></text:p>
            <text:p text:style-name="P1"><text:span text:style-name="T5">yet seat me at Your table;</text:span></text:p>
            <text:p text:style-name="P1"><text:span text:style-name="T5">Lord, as a guest, I surely am the least:</text:span></text:p>
            <text:p text:style-name="P1"><text:span text:style-name="T5">Unclean, unfit, of worthy deeds unable -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4" draw:layer="layout" svg:width="25.4cm" svg:height="7.366cm" svg:x="1.27cm" svg:y="0.762cm">
          <draw:text-box>
            <text:p text:style-name="P1"><text:span text:style-name="T5">My heart prepare</text:span></text:p>
            <text:p text:style-name="P1"><text:span text:style-name="T5">for this most holy feast,</text:span></text:p>
            <text:p text:style-name="P1"><text:span text:style-name="T5">My heart prepare</text:span></text:p>
            <text:p text:style-name="P1"><text:span text:style-name="T5">for this most holy fea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4" draw:layer="layout" svg:width="25.4cm" svg:height="7.366cm" svg:x="1.27cm" svg:y="0.762cm">
          <draw:text-box>
            <text:p text:style-name="P1"><text:span text:style-name="T4">4.</text:span><text:span text:style-name="T5"> O Lamb of God,</text:span></text:p>
            <text:p text:style-name="P1"><text:span text:style-name="T5">my faithful, loving Savior,</text:span></text:p>
            <text:p text:style-name="P1"><text:span text:style-name="T5">You I embrace</text:span></text:p>
            <text:p text:style-name="P1"><text:span text:style-name="T5">in faith and holy lov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4" draw:layer="layout" svg:width="25.4cm" svg:height="7.366cm" svg:x="1.27cm" svg:y="0.762cm">
          <draw:text-box>
            <text:p text:style-name="P1"><text:span text:style-name="T5">Grant me the strength</text:span></text:p>
            <text:p text:style-name="P1"><text:span text:style-name="T5">to show by my behavior</text:span></text:p>
            <text:p text:style-name="P1"><text:span text:style-name="T5">A life now hidden in Your reign above,</text:span></text:p>
            <text:p text:style-name="P1"><text:span text:style-name="T5">A life now hidden in Your reign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4" draw:layer="layout" svg:width="25.4cm" svg:height="7.366cm" svg:x="1.27cm" svg:y="0.762cm">
          <draw:text-box>
            <text:p text:style-name="P1"><text:span text:style-name="T4">5.</text:span><text:span text:style-name="T5"> Heavenly Bread,</text:span></text:p>
            <text:p text:style-name="P1"><text:span text:style-name="T5">my life and benediction,</text:span></text:p>
            <text:p text:style-name="P1"><text:span text:style-name="T5">This cup You give</text:span></text:p>
            <text:p text:style-name="P1"><text:span text:style-name="T5">can take away each 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" draw:text-style-name="P4" draw:layer="layout" svg:width="25.4cm" svg:height="7.366cm" svg:x="1.27cm" svg:y="0.762cm">
          <draw:text-box>
            <text:p text:style-name="P1"><text:span text:style-name="T5">Come and relieve my soul</text:span></text:p>
            <text:p text:style-name="P1"><text:span text:style-name="T5">from all affliction;</text:span></text:p>
            <text:p text:style-name="P1"><text:span text:style-name="T5">Calm ev’ry sigh until my heart is still,</text:span></text:p>
            <text:p text:style-name="P1"><text:span text:style-name="T5">Calm ev’ry sigh until my heart is st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17:23:07.022000000</meta:creation-date>
    <dc:date>2017-04-10T17:56:23.697000000</dc:date>
    <meta:editing-duration>PT16M16S</meta:editing-duration>
    <meta:editing-cycles>4</meta:editing-cycles>
    <meta:generator>LibreOffice/5.2.6.2$Windows_X86_64 LibreOffice_project/a3100ed2409ebf1c212f5048fbe377c281438fdc</meta:generator>
    <meta:document-statistic meta:object-count="54"/>
  </office:meta>
</office:document-meta>
</file>